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8866in"/>
    </style:style>
    <style:style style:name="ro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594in" svg:height="4.3642in" svg:x="5.1783in" svg:y="0.3008in">
            <draw:object draw:notify-on-update-of-ranges="Sheet1.B2:Sheet1.B2 Sheet1.B3:Sheet1.B35 Sheet1.C2:Sheet1.C2 Sheet1.C3:Sheet1.C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ce5"/>
        <table:table-column table:style-name="co1" table:default-cell-style-name="ce4"/>
        <table:table-column table:style-name="co1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3" office:value-type="string" calcext:value-type="string">
            <text:p>Frecuencia (kHz)</text:p>
          </table:table-cell>
          <table:table-cell table:style-name="ce3" office:value-type="string" calcext:value-type="string">
            <text:p>Voltaje (mV)</text:p>
          </table:table-cell>
          <table:table-cell table:style-name="ce1" table:number-columns-repeated="2"/>
          <table:table-cell table:style-name="ce6"/>
          <table:table-cell table:style-name="ce3"/>
          <table:table-cell table:style-name="ce1" table:number-columns-repeated="1637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0" calcext:value-type="float">
            <text:p>23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50" calcext:value-type="float">
            <text:p>25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80" calcext:value-type="float">
            <text:p>28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325" calcext:value-type="float">
            <text:p>325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380" calcext:value-type="float">
            <text:p>38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50" calcext:value-type="float">
            <text:p>45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550" calcext:value-type="float">
            <text:p>55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690" calcext:value-type="float">
            <text:p>69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920" calcext:value-type="float">
            <text:p>92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240" calcext:value-type="float">
            <text:p>124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60" calcext:value-type="float">
            <text:p>156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600" calcext:value-type="float">
            <text:p>160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350" calcext:value-type="float">
            <text:p>135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float" office:value="1100" calcext:value-type="float">
            <text:p>110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4" calcext:value-type="float">
            <text:p>34</text:p>
          </table:table-cell>
          <table:table-cell table:style-name="ce4" office:value-type="float" office:value="900" calcext:value-type="float">
            <text:p>90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730" calcext:value-type="float">
            <text:p>73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float" office:value="600" calcext:value-type="float">
            <text:p>60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float" office:value="560" calcext:value-type="float">
            <text:p>56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2"/>
          <table:table-cell table:style-name="ce3" office:value-type="string" calcext:value-type="string">
            <text:p>Àngulo de desfase</text:p>
          </table:table-cell>
          <table:table-cell office:value-type="float" office:value="3.2" calcext:value-type="float">
            <text:p>3.2</text:p>
          </table:table-cell>
          <table:table-cell table:number-columns-repeated="1637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4" office:value-type="float" office:value="270" calcext:value-type="float">
            <text:p>27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55" calcext:value-type="float">
            <text:p>55</text:p>
          </table:table-cell>
          <table:table-cell table:style-name="ce4" office:value-type="float" office:value="170" calcext:value-type="float">
            <text:p>170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0" calcext:value-type="float">
            <text:p>150</text:p>
          </table:table-cell>
          <table:table-cell table:number-columns-repeated="16381"/>
        </table:table-row>
        <table:table-row table:style-name="ro1">
          <table:table-cell/>
          <table:table-cell table:style-name="ce4" table:number-columns-repeated="2"/>
          <table:table-cell table:number-columns-repeated="16381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0:41:58.842088521</meta:creation-date>
    <dc:date>2023-08-24T11:11:18.225750907</dc:date>
    <meta:editing-duration>PT29M25S</meta:editing-duration>
    <meta:editing-cycles>1</meta:editing-cycles>
    <meta:document-statistic meta:table-count="1" meta:cell-count="62" meta:object-count="1"/>
    <meta:generator>LibreOffice/7.5.5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1cm" svg:height="11.086cm" xlink:href=".." xlink:type="simple" chart:class="chart:scatter" chart:style-name="ch1">
        <chart:legend chart:legend-position="end" svg:x="17.05cm" svg:y="5.244cm" style:legend-expansion="high" chart:style-name="ch2"/>
        <chart:plot-area chart:style-name="ch3" table:cell-range-address="Sheet1.B2:Sheet1.C35" chart:data-source-has-labels="row" svg:x="0.394cm" svg:y="0.221cm" svg:width="16.262cm" svg:height="10.644cm">
          <chart:coordinate-region svg:x="1.386cm" svg:y="0.42cm" svg:width="15.083cm" svg:height="9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35" chart:label-cell-address="Sheet1.C2:Sheet1.C2" chart:class="chart:scatter">
            <chart:domain table:cell-range-address="Sheet1.B3:Sheet1.B35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aje (mV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35</svg:desc>
                </draw:g>
              </table:table-cell>
              <table:table-cell office:value-type="float" office:value="7">
                <text:p>7</text:p>
                <draw:g>
                  <svg:desc>Sheet1.C3:Sheet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">
                <text:p>33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">
                <text:p>3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